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b885e"/>
    </style:style>
    <style:style style:name="P2" style:family="paragraph" style:parent-style-name="Text_20_body">
      <style:text-properties officeooo:rsid="0010f350" officeooo:paragraph-rsid="0010f350"/>
    </style:style>
    <style:style style:name="P3" style:family="paragraph" style:parent-style-name="Text_20_body">
      <style:text-properties officeooo:rsid="0012af75" officeooo:paragraph-rsid="0012af75"/>
    </style:style>
    <style:style style:name="P4" style:family="paragraph" style:parent-style-name="Text_20_body">
      <style:text-properties fo:language="en" fo:country="GB" officeooo:rsid="00109641" officeooo:paragraph-rsid="000f2c3f"/>
    </style:style>
    <style:style style:name="P5" style:family="paragraph" style:parent-style-name="Text_20_body" style:list-style-name="L1">
      <style:text-properties officeooo:paragraph-rsid="000f2c3f"/>
    </style:style>
    <style:style style:name="P6" style:family="paragraph" style:parent-style-name="Text_20_body" style:list-style-name="L1">
      <style:text-properties fo:language="en" fo:country="GB" officeooo:rsid="000d08c3" officeooo:paragraph-rsid="000d08c3"/>
    </style:style>
    <style:style style:name="P7" style:family="paragraph" style:parent-style-name="Text_20_body" style:list-style-name="L1">
      <style:text-properties fo:language="en" fo:country="GB" officeooo:rsid="000ea800" officeooo:paragraph-rsid="000ea800"/>
    </style:style>
    <style:style style:name="P8" style:family="paragraph" style:parent-style-name="Text_20_body" style:list-style-name="L2">
      <style:text-properties officeooo:rsid="00172c6e" officeooo:paragraph-rsid="00172c6e"/>
    </style:style>
    <style:style style:name="P9" style:family="paragraph" style:parent-style-name="Text_20_body" style:list-style-name="L2">
      <style:text-properties officeooo:rsid="001bb3f8" officeooo:paragraph-rsid="001bb3f8"/>
    </style:style>
    <style:style style:name="P10" style:family="paragraph" style:parent-style-name="Text_20_body" style:list-style-name="L2">
      <style:text-properties officeooo:rsid="001d9150" officeooo:paragraph-rsid="001d9150"/>
    </style:style>
    <style:style style:name="P11" style:family="paragraph" style:parent-style-name="Text_20_body" style:list-style-name="L4">
      <style:text-properties officeooo:paragraph-rsid="0020fdd7"/>
    </style:style>
    <style:style style:name="P12" style:family="paragraph" style:parent-style-name="Text_20_body" style:list-style-name="L4">
      <style:text-properties officeooo:rsid="0022198a" officeooo:paragraph-rsid="0022198a"/>
    </style:style>
    <style:style style:name="P13" style:family="paragraph" style:parent-style-name="Text_20_body" style:list-style-name="L2">
      <style:text-properties officeooo:rsid="0023b7f5" officeooo:paragraph-rsid="0023b7f5"/>
    </style:style>
    <style:style style:name="P14" style:family="paragraph" style:parent-style-name="Text_20_body" style:list-style-name="L5">
      <style:text-properties officeooo:rsid="0024beec" officeooo:paragraph-rsid="0024beec"/>
    </style:style>
    <style:style style:name="P15" style:family="paragraph" style:parent-style-name="Text_20_body" style:list-style-name="L6">
      <style:text-properties officeooo:rsid="0024beec" officeooo:paragraph-rsid="0024beec"/>
    </style:style>
    <style:style style:name="P16" style:family="paragraph" style:parent-style-name="Text_20_body" style:list-style-name="L6">
      <style:text-properties officeooo:rsid="0025f2b9" officeooo:paragraph-rsid="0025f2b9"/>
    </style:style>
    <style:style style:name="P17" style:family="paragraph" style:parent-style-name="Text_20_body">
      <style:text-properties officeooo:paragraph-rsid="0026d0e4"/>
    </style:style>
    <style:style style:name="P18" style:family="paragraph" style:parent-style-name="Text_20_body" style:list-style-name="L8">
      <style:text-properties officeooo:paragraph-rsid="0026d0e4"/>
    </style:style>
    <style:style style:name="P19" style:family="paragraph" style:parent-style-name="Text_20_body">
      <style:text-properties officeooo:rsid="002758a7" officeooo:paragraph-rsid="002758a7"/>
    </style:style>
    <style:style style:name="P20" style:family="paragraph" style:parent-style-name="Text_20_body" style:list-style-name="L9">
      <style:text-properties officeooo:rsid="00291c2f" officeooo:paragraph-rsid="00291c2f"/>
    </style:style>
    <style:style style:name="P21" style:family="paragraph" style:parent-style-name="Text_20_body" style:list-style-name="L10">
      <style:text-properties officeooo:rsid="0029b673" officeooo:paragraph-rsid="0029b673"/>
    </style:style>
    <style:style style:name="P22" style:family="paragraph" style:parent-style-name="Text_20_body" style:list-style-name="L10">
      <style:text-properties officeooo:rsid="002a012e" officeooo:paragraph-rsid="002a012e"/>
    </style:style>
    <style:style style:name="P23" style:family="paragraph" style:parent-style-name="Text_20_body" style:list-style-name="L11">
      <style:text-properties officeooo:rsid="002a012e" officeooo:paragraph-rsid="002a012e"/>
    </style:style>
    <style:style style:name="P24" style:family="paragraph" style:parent-style-name="Text_20_body" style:list-style-name="L11">
      <style:text-properties officeooo:rsid="002a012e" officeooo:paragraph-rsid="002be05b"/>
    </style:style>
    <style:style style:name="P25" style:family="paragraph" style:parent-style-name="Text_20_body" style:list-style-name="L10">
      <style:text-properties officeooo:rsid="002f6aa3" officeooo:paragraph-rsid="002f6aa3"/>
    </style:style>
    <style:style style:name="P26" style:family="paragraph" style:parent-style-name="Text_20_body">
      <style:text-properties officeooo:rsid="002f6aa3" officeooo:paragraph-rsid="002f6aa3"/>
    </style:style>
    <style:style style:name="P27" style:family="paragraph" style:parent-style-name="Text_20_body">
      <style:text-properties officeooo:paragraph-rsid="002f6aa3"/>
    </style:style>
    <style:style style:name="P28" style:family="paragraph" style:parent-style-name="Heading_20_1">
      <style:text-properties fo:language="en" fo:country="GB" officeooo:rsid="000b885e" officeooo:paragraph-rsid="000b885e"/>
    </style:style>
    <style:style style:name="P29" style:family="paragraph" style:parent-style-name="Heading_20_1">
      <style:text-properties officeooo:rsid="002f6aa3" officeooo:paragraph-rsid="002f6aa3"/>
    </style:style>
    <style:style style:name="P30" style:family="paragraph" style:parent-style-name="Heading_20_3">
      <style:text-properties officeooo:rsid="00109641" officeooo:paragraph-rsid="00109641"/>
    </style:style>
    <style:style style:name="P31" style:family="paragraph" style:parent-style-name="Heading_20_3">
      <style:text-properties officeooo:rsid="0010f350" officeooo:paragraph-rsid="0010f350"/>
    </style:style>
    <style:style style:name="P32" style:family="paragraph" style:parent-style-name="Heading_20_3">
      <style:text-properties officeooo:rsid="0012af75" officeooo:paragraph-rsid="0012af75"/>
    </style:style>
    <style:style style:name="P33" style:family="paragraph" style:parent-style-name="Heading_20_3">
      <style:text-properties officeooo:rsid="00130f7a" officeooo:paragraph-rsid="00130f7a"/>
    </style:style>
    <style:style style:name="P34" style:family="paragraph" style:parent-style-name="Heading_20_3">
      <style:text-properties officeooo:rsid="001507fb" officeooo:paragraph-rsid="001507fb"/>
    </style:style>
    <style:style style:name="P35" style:family="paragraph" style:parent-style-name="Heading_20_3">
      <style:text-properties officeooo:rsid="0025f2b9" officeooo:paragraph-rsid="0025f2b9"/>
    </style:style>
    <style:style style:name="P36" style:family="paragraph" style:parent-style-name="Heading_20_3">
      <style:text-properties officeooo:rsid="0026d0e4" officeooo:paragraph-rsid="0026d0e4"/>
    </style:style>
    <style:style style:name="P37" style:family="paragraph" style:parent-style-name="Heading_20_3">
      <style:text-properties officeooo:rsid="0027f32d" officeooo:paragraph-rsid="0027f32d"/>
    </style:style>
    <style:style style:name="P38" style:family="paragraph" style:parent-style-name="Heading_20_3">
      <style:text-properties officeooo:rsid="0029b673" officeooo:paragraph-rsid="0029b673"/>
    </style:style>
    <style:style style:name="P39" style:family="paragraph" style:parent-style-name="Heading_20_3">
      <style:text-properties officeooo:rsid="002f6aa3" officeooo:paragraph-rsid="002f6aa3"/>
    </style:style>
    <style:style style:name="T1" style:family="text">
      <style:text-properties fo:language="en" fo:country="GB" officeooo:rsid="000f2c3f"/>
    </style:style>
    <style:style style:name="T2" style:family="text">
      <style:text-properties fo:language="en" fo:country="GB" officeooo:rsid="00109641"/>
    </style:style>
    <style:style style:name="T3" style:family="text">
      <style:text-properties officeooo:rsid="000f2c3f"/>
    </style:style>
    <style:style style:name="T4" style:family="text">
      <style:text-properties officeooo:rsid="0020fdd7"/>
    </style:style>
    <style:style style:name="T5" style:family="text">
      <style:text-properties officeooo:rsid="0025f2b9"/>
    </style:style>
    <style:style style:name="T6" style:family="text">
      <style:text-properties officeooo:rsid="002be05b"/>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hreads</text:h>
      <text:h text:style-name="P30" text:outline-level="3">Question 1</text:h>
      <text:list xml:id="list191493863" text:style-name="L1">
        <text:list-item>
          <text:p text:style-name="P6">Because the main and countRunnable are both static functions.</text:p>
        </text:list-item>
        <text:list-item>
          <text:p text:style-name="P6">10</text:p>
        </text:list-item>
        <text:list-item>
          <text:p text:style-name="P7">Because threads run <text:span text:style-name="T3">independently of each other.</text:span></text:p>
        </text:list-item>
        <text:list-item>
          <text:p text:style-name="P5"><text:span text:style-name="T1"><text:s/></text:span><text:span text:style-name="T2">C &amp; D</text:span></text:p>
        </text:list-item>
      </text:list>
      <text:p text:style-name="P4"/>
      <text:h text:style-name="P30" text:outline-level="3">Question 2</text:h>
      <text:p text:style-name="P2">B &amp; D</text:p>
      <text:h text:style-name="P31" text:outline-level="3">Question 3</text:h>
      <text:p text:style-name="P3">1a2b3c4de</text:p>
      <text:p text:style-name="P3">1a2b3cd4e</text:p>
      <text:h text:style-name="P32" text:outline-level="3">Question 4</text:h>
      <text:list xml:id="list204923792" text:style-name="L2">
        <text:list-item>
          <text:p text:style-name="P8">950 &amp; 900 &amp; 1050</text:p>
        </text:list-item>
        <text:list-item>
          <text:p text:style-name="P9">2nd</text:p>
        </text:list-item>
        <text:list-item>
          <text:p text:style-name="P9"><text:s/></text:p>
        </text:list-item>
        <text:list-item>
          <text:p text:style-name="P10">It waits until the thread has died, but only the thread that called it, not t2 for example.</text:p>
        </text:list-item>
        <text:list-item>
          <text:p text:style-name="P13">Else any exceptions would be unhandled, and would halt the entire program.</text:p>
        </text:list-item>
      </text:list>
      <text:h text:style-name="P33" text:outline-level="3">Question 5</text:h>
      <text:list xml:id="list1047071298" text:style-name="L4">
        <text:list-item>
          <text:p text:style-name="P11"><text:span text:style-name="T4">30 &amp; 24 &amp; 18</text:span></text:p>
        </text:list-item>
        <text:list-item>
          <text:p text:style-name="P12">It makes the main thread wait until the thread is done.</text:p>
        </text:list-item>
      </text:list>
      <text:h text:style-name="P34" text:outline-level="3">Question 6</text:h>
      <text:list xml:id="list4177721100" text:style-name="L5">
        <text:list-item>
          <text:p text:style-name="P14">23 &amp; 45</text:p>
        </text:list-item>
        <text:list-item>
          <text:p text:style-name="P14">if(true == false) { &amp; }</text:p>
        </text:list-item>
        <text:list-item>
          <text:p text:style-name="P14">1</text:p>
        </text:list-item>
      </text:list>
      <text:h text:style-name="P34" text:outline-level="3">Question 7</text:h>
      <text:list xml:id="list1682817890" text:style-name="L6">
        <text:list-item>
          <text:p text:style-name="P15">”X sees 1”, ”Y sees 0” &amp; ”Y sees 1”, ”X sees 0”</text:p>
        </text:list-item>
        <text:list-item>
          <text:p text:style-name="P16"><text:soft-page-break/>The current thread, in this case the YRunnable thread.</text:p>
        </text:list-item>
        <text:list-item>
          <text:p text:style-name="P16">Becuase both XRunnable and YRunnable are static classes.</text:p>
        </text:list-item>
      </text:list>
      <text:h text:style-name="P35" text:outline-level="3">Question 8</text:h>
      <text:list xml:id="list3282707896" text:style-name="L11">
        <text:list-item>
          <text:p text:style-name="P23">0100199298397496 &amp; 0100999897961234 &amp; <text:span text:style-name="T6">0123410099989796</text:span></text:p>
          <text:p text:style-name="P24"/>
        </text:list-item>
      </text:list>
      <text:h text:style-name="P36" text:outline-level="3">Question 9</text:h>
      <text:list xml:id="list1981815731" text:style-name="L8">
        <text:list-item>
          <text:p text:style-name="P18">”X sees 1”, ”Y sees 0” &amp; ”Y sees 1”, ”X sees 0”</text:p>
        </text:list-item>
        <text:list-item>
          <text:p text:style-name="P18"><text:span text:style-name="T5">The current thread, in this case the YRunnable thread.</text:span></text:p>
        </text:list-item>
        <text:list-item>
          <text:p text:style-name="P18"><text:span text:style-name="T5">Becuase both XRunnable and YRunnable are static classes.</text:span></text:p>
        </text:list-item>
      </text:list>
      <text:p text:style-name="P17"/>
      <text:h text:style-name="P36" text:outline-level="3">Question 10</text:h>
      <text:p text:style-name="P19">Imagine thread 1</text:p>
      <text:p text:style-name="P19">if(variable1 == 420) {</text:p>
      <text:p text:style-name="P19"><text:tab/>variable2 = variable/2;</text:p>
      <text:p text:style-name="P19">}</text:p>
      <text:p text:style-name="P19">Imagine thread 2</text:p>
      <text:p text:style-name="P19">variable1 = 410;</text:p>
      <text:p text:style-name="P19"/>
      <text:p text:style-name="P19">Here the first thread checks variable1, and if it is 420 then executes the contents. If the computer changes priority to thread 2 and changes variable1 to 410, the first thread would still run, even though the intention was for it to not.</text:p>
      <text:h text:style-name="P37" text:outline-level="3">Question 11</text:h>
      <text:list xml:id="list1346782223" text:style-name="L9">
        <text:list-item>
          <text:p text:style-name="P20">105 &amp; 95 &amp; 110</text:p>
        </text:list-item>
        <text:list-item>
          <text:p text:style-name="P20">plus10.start();</text:p>
          <text:p text:style-name="P20">plus10.join();</text:p>
          <text:p text:style-name="P20">minus5.start();</text:p>
          <text:p text:style-name="P20">minus5.join();</text:p>
        </text:list-item>
        <text:list-item>
          <text:p text:style-name="P20">In theory we are using the Runnable interface, hence the program is multithreaded, but we are not using any actual multithreaded functionality because our main thread is waiting patiently for our two threads to finish in sequence.</text:p>
        </text:list-item>
      </text:list>
      <text:h text:style-name="P38" text:outline-level="3"><text:soft-page-break/>Question 12</text:h>
      <text:list xml:id="list1287738473" text:style-name="L10">
        <text:list-item>
          <text:p text:style-name="P21">Interface.</text:p>
        </text:list-item>
        <text:list-item>
          <text:p text:style-name="P21">Class.</text:p>
        </text:list-item>
        <text:list-item>
          <text:p text:style-name="P22">0100199298397496</text:p>
        </text:list-item>
        <text:list-item>
          <text:p text:style-name="P25">It will throw a interrupexception and print a stacktrace.</text:p>
        </text:list-item>
      </text:list>
      <text:p text:style-name="P26"/>
      <text:h text:style-name="P29" text:outline-level="1">Network</text:h>
      <text:h text:style-name="P39" text:outline-level="3">Question 1</text:h>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885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niel kartin<text:tab/>MED2<text:tab/>PF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8:07:29.899000000</meta:creation-date>
    <dc:date>2017-03-21T22:20:31.816196105</dc:date>
    <meta:editing-duration>PT1H35M39S</meta:editing-duration>
    <meta:editing-cycles>8</meta:editing-cycles>
    <meta:generator>LibreOffice/5.3.0.3$Linux_X86_64 LibreOffice_project/30m0$Build-3</meta:generator>
    <meta:document-statistic meta:table-count="0" meta:image-count="0" meta:object-count="0" meta:page-count="3" meta:paragraph-count="57" meta:word-count="330" meta:character-count="1740" meta:non-whitespace-character-count="1491"/>
  </office:meta>
</office:document-meta>
</file>